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99cm" svg:stroke-color="#3465a4" draw:stroke-linejoin="round" svg:stroke-linecap="butt" draw:fill="none" fo:padding-top="0.049cm" fo:padding-bottom="0.049cm" fo:padding-left="0.049cm" fo:padding-right="0.049cm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0.92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101cm" svg:stroke-color="#000000" draw:stroke-linejoin="round" svg:stroke-linecap="butt" draw:fill="none" fo:padding-top="0.05cm" fo:padding-bottom="0.05cm" fo:padding-left="0.05cm" fo:padding-right="0.05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8" style:family="graphic" style:parent-style-name="standard">
      <style:graphic-properties draw:stroke="none" draw:fill="solid" draw:fill-color="#ef413d"/>
    </style:style>
    <style:style style:name="gr9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77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0.9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729fcf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56cm" fo:min-width="0.92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0.92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0.9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53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cm" fo:min-width="0.6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cm" fo:min-width="0.53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0.92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53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0.92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77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2.70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2.35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0.92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4.67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056cm" fo:min-width="0.92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99cm" svg:stroke-color="#ef413d" draw:stroke-linejoin="round" svg:stroke-linecap="butt" draw:fill="none" fo:padding-top="0.049cm" fo:padding-bottom="0.049cm" fo:padding-left="0.049cm" fo:padding-right="0.049cm"/>
    </style:style>
    <style:style style:name="gr29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cm" fo:min-width="0.65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056cm" fo:min-width="1.0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678cm"/>
      <style:paragraph-properties style:writing-mode="lr-tb"/>
    </style:style>
    <style:style style:name="gr3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cm" fo:min-width="0.73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5cm" fo:padding-top="0cm" fo:padding-bottom="0cm" fo:padding-left="0cm" fo:padding-right="0cm"/>
      <style:paragraph-properties style:writing-mode="lr-tb"/>
    </style:style>
    <style:style style:name="gr37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08cm" fo:min-width="0.53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117cm" fo:min-width="0.94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0.64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08cm" fo:min-width="0.48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7cm" fo:min-width="0.66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78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6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48cm" fo:min-width="0.5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0.66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38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0.66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2.12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65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0.62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2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8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ef413d"/>
    </style:style>
    <style:style style:name="P7" style:family="paragraph">
      <loext:graphic-properties draw:fill="none"/>
      <style:paragraph-properties fo:text-align="start" style:writing-mode="lr-tb"/>
      <style:text-properties fo:font-size="10.3999996185303pt" style:font-size-asian="10.3999996185303pt" style:font-size-complex="10.3999996185303pt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color="#000000" style:font-name="Liberation Sans2" fo:font-size="10.3999996185303pt" style:font-size-asian="10.3999996185303pt" style:font-name-complex="Liberation Sans2" style:font-size-complex="10.399999618530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9.6cm" svg:y1="18.7cm" svg:x2="32.9cm" svg:y2="18.7cm">
          <text:p/>
        </draw:line>
        <draw:line draw:style-name="gr1" draw:text-style-name="P1" draw:layer="layout" svg:x1="24.2cm" svg:y1="18cm" svg:x2="24.2cm" svg:y2="24.7cm">
          <text:p/>
        </draw:line>
        <draw:line draw:style-name="gr1" draw:text-style-name="P1" draw:layer="layout" svg:x1="24.2cm" svg:y1="9.2cm" svg:x2="24.2cm" svg:y2="7.4cm">
          <text:p/>
        </draw:line>
        <draw:line draw:style-name="gr1" draw:text-style-name="P1" draw:layer="layout" svg:x1="21.6cm" svg:y1="15.2cm" svg:x2="20.1cm" svg:y2="15.2cm">
          <text:p/>
        </draw:line>
        <draw:polyline draw:style-name="gr2" draw:text-style-name="P2" draw:layer="layout" svg:width="3.248cm" svg:height="0.047cm" svg:x="16.851cm" svg:y="12.883cm" svg:viewBox="0 0 3249 48" draw:points="3249,17 0,0 0,48">
          <text:p/>
        </draw:polyline>
        <draw:line draw:style-name="gr3" draw:text-style-name="P1" draw:layer="layout" svg:x1="16.858cm" svg:y1="20.653cm" svg:x2="20.3cm" svg:y2="20.7cm">
          <text:p/>
        </draw:line>
        <draw:frame draw:style-name="gr4" draw:text-style-name="P4" draw:layer="layout" svg:width="0.924cm" svg:height="1.055cm" svg:x="37.302cm" svg:y="9.135cm">
          <draw:text-box>
            <text:p text:style-name="P3"><text:span text:style-name="T1">V</text:span></text:p>
          </draw:text-box>
        </draw:frame>
        <draw:line draw:style-name="gr5" draw:text-style-name="P2" draw:layer="layout" svg:x1="15.023cm" svg:y1="14.963cm" svg:x2="15.023cm" svg:y2="18.68cm">
          <text:p/>
        </draw:line>
        <draw:line draw:style-name="gr5" draw:text-style-name="P2" draw:layer="layout" svg:x1="16.899cm" svg:y1="14.912cm" svg:x2="15.023cm" svg:y2="15.896cm">
          <text:p/>
        </draw:line>
        <draw:line draw:style-name="gr5" draw:text-style-name="P2" draw:layer="layout" svg:x1="16.247cm" svg:y1="18.369cm" svg:x2="15.023cm" svg:y2="17.729cm">
          <text:p/>
        </draw:line>
        <draw:polygon draw:style-name="gr6" draw:text-style-name="P5" draw:layer="layout" svg:width="0.797cm" svg:height="0.591cm" svg:x="16.1cm" svg:y="18.115cm" svg:viewBox="0 0 798 592" draw:points="798,592 231,0 0,466">
          <text:p/>
        </draw:polygon>
        <draw:line draw:style-name="gr5" draw:text-style-name="P2" draw:layer="layout" svg:x1="16.851cm" svg:y1="13.057cm" svg:x2="16.851cm" svg:y2="14.912cm">
          <text:p/>
        </draw:line>
        <draw:line draw:style-name="gr5" draw:text-style-name="P2" draw:layer="layout" svg:x1="16.851cm" svg:y1="18.686cm" svg:x2="16.851cm" svg:y2="20.541cm">
          <text:p/>
        </draw:line>
        <draw:line draw:style-name="gr5" draw:text-style-name="P2" draw:layer="layout" svg:x1="13.2cm" svg:y1="16.866cm" svg:x2="14.971cm" svg:y2="16.866cm">
          <text:p/>
        </draw:line>
        <draw:line draw:style-name="gr7" draw:text-style-name="P2" draw:layer="layout" svg:x1="16.873cm" svg:y1="11.287cm" svg:x2="16.138cm" svg:y2="11.065cm">
          <text:p/>
        </draw:line>
        <draw:line draw:style-name="gr7" draw:text-style-name="P2" draw:layer="layout" svg:x1="17.582cm" svg:y1="10.605cm" svg:x2="16.138cm" svg:y2="11.072cm">
          <text:p/>
        </draw:line>
        <draw:line draw:style-name="gr7" draw:text-style-name="P2" draw:layer="layout" svg:x1="17.612cm" svg:y1="9.707cm" svg:x2="16.111cm" svg:y2="9.251cm">
          <text:p/>
        </draw:line>
        <draw:line draw:style-name="gr7" draw:text-style-name="P2" draw:layer="layout" svg:x1="17.617cm" svg:y1="10.627cm" svg:x2="16.121cm" svg:y2="10.176cm">
          <text:p/>
        </draw:line>
        <draw:line draw:style-name="gr7" draw:text-style-name="P2" draw:layer="layout" svg:x1="17.601cm" svg:y1="9.685cm" svg:x2="16.157cm" svg:y2="10.152cm">
          <text:p/>
        </draw:line>
        <draw:line draw:style-name="gr7" draw:text-style-name="P2" draw:layer="layout" svg:x1="17.544cm" svg:y1="8.775cm" svg:x2="16.105cm" svg:y2="9.242cm">
          <text:p/>
        </draw:line>
        <draw:line draw:style-name="gr7" draw:text-style-name="P2" draw:layer="layout" svg:x1="17.473cm" svg:y1="8.786cm" svg:x2="16.737cm" svg:y2="8.572cm">
          <text:p/>
        </draw:line>
        <draw:polyline draw:style-name="gr2" draw:text-style-name="P2" draw:layer="layout" svg:width="0.011cm" svg:height="1.668cm" svg:x="16.851cm" svg:y="11.285cm" svg:viewBox="0 0 12 1669" draw:points="12,0 12,867 0,867 0,1669">
          <text:p/>
        </draw:polyline>
        <draw:path draw:style-name="gr8" draw:text-style-name="P6" draw:layer="layout" svg:width="2.681cm" svg:height="2.734cm" svg:x="37.718cm" svg:y="10.46cm" svg:viewBox="0 0 2682 2735" svg:d="M1342 0c759 0 1340 590 1340 1364 0 776-581 1365-1340 1365-760 0-1342-589-1342-1365 0-774 582-1364 1342-1364zM0 0zM2682 2735z">
          <text:p/>
        </draw:path>
        <draw:path draw:style-name="gr9" draw:text-style-name="P2" draw:layer="layout" svg:width="2.681cm" svg:height="2.728cm" svg:x="37.718cm" svg:y="10.46cm" svg:viewBox="0 0 2682 2729" svg:d="M1342 0c759 0 1340 590 1340 1364 0 776-581 1365-1340 1365-760 0-1342-589-1342-1365 0-774 582-1364 1342-1364z">
          <text:p/>
        </draw:path>
        <draw:polygon draw:style-name="gr9" draw:text-style-name="P2" draw:layer="layout" svg:width="0cm" svg:height="0cm" svg:x="37.718cm" svg:y="10.46cm" svg:viewBox="0 0 0 0" draw:points="0,0">
          <text:p/>
        </draw:polygon>
        <draw:polygon draw:style-name="gr9" draw:text-style-name="P2" draw:layer="layout" svg:width="0cm" svg:height="0cm" svg:x="40.399cm" svg:y="13.194cm" svg:viewBox="0 0 0 0" draw:points="0,0">
          <text:p/>
        </draw:polygon>
        <draw:frame draw:style-name="gr10" draw:text-style-name="P7" draw:layer="layout" svg:width="0.778cm" svg:height="0.611cm" svg:x="37.92cm" svg:y="9.807cm">
          <draw:text-box>
            <text:p text:style-name="P3"><text:span text:style-name="T2">C</text:span><text:span text:style-name="T2">C</text:span></text:p>
          </draw:text-box>
        </draw:frame>
        <draw:frame draw:style-name="gr11" draw:text-style-name="P4" draw:layer="layout" svg:width="0.922cm" svg:height="1.055cm" svg:x="38.788cm" svg:y="10.775cm">
          <draw:text-box>
            <text:p text:style-name="P3"><text:span text:style-name="T1">+</text:span></text:p>
          </draw:text-box>
        </draw:frame>
        <draw:polyline draw:style-name="gr2" draw:text-style-name="P2" draw:layer="layout" svg:width="10.339cm" svg:height="1.171cm" svg:x="16.86cm" svg:y="7.4cm" svg:viewBox="0 0 10340 1172" draw:points="10340,0 10200,0 0,0 0,1172">
          <text:p/>
        </draw:polyline>
        <draw:path draw:style-name="gr12" draw:text-style-name="P8" draw:layer="layout" svg:width="2.68cm" svg:height="2.734cm" svg:x="3.5cm" svg:y="18.99cm" svg:viewBox="0 0 2681 2735" svg:d="M1342 0c759 0 1339 590 1339 1364s-580 1365-1339 1365c-762 0-1342-591-1342-1365s580-1364 1342-1364zM0 0zM2681 2735z">
          <text:p/>
        </draw:path>
        <draw:path draw:style-name="gr9" draw:text-style-name="P2" draw:layer="layout" svg:width="2.68cm" svg:height="2.728cm" svg:x="3.5cm" svg:y="18.99cm" svg:viewBox="0 0 2681 2729" svg:d="M1342 0c759 0 1339 590 1339 1364s-580 1365-1339 1365c-762 0-1342-591-1342-1365s580-1364 1342-1364z">
          <text:p/>
        </draw:path>
        <draw:polygon draw:style-name="gr9" draw:text-style-name="P2" draw:layer="layout" svg:width="0cm" svg:height="0cm" svg:x="3.5cm" svg:y="18.99cm" svg:viewBox="0 0 0 0" draw:points="0,0">
          <text:p/>
        </draw:polygon>
        <draw:polygon draw:style-name="gr9" draw:text-style-name="P2" draw:layer="layout" svg:width="0cm" svg:height="0cm" svg:x="6.18cm" svg:y="21.724cm" svg:viewBox="0 0 0 0" draw:points="0,0">
          <text:p/>
        </draw:polygon>
        <draw:frame draw:style-name="gr13" draw:text-style-name="P4" draw:layer="layout" svg:width="0.924cm" svg:height="1.056cm" svg:x="38.905cm" svg:y="11.825cm">
          <draw:text-box>
            <text:p text:style-name="P3"><text:span text:style-name="T1">-</text:span></text:p>
          </draw:text-box>
        </draw:frame>
        <draw:frame draw:style-name="gr11" draw:text-style-name="P4" draw:layer="layout" svg:width="0.922cm" svg:height="1.055cm" svg:x="4.569cm" svg:y="19.304cm">
          <draw:text-box>
            <text:p text:style-name="P3"><text:span text:style-name="T1">+</text:span></text:p>
          </draw:text-box>
        </draw:frame>
        <draw:polyline draw:style-name="gr2" draw:text-style-name="P2" draw:layer="layout" svg:width="1.288cm" svg:height="2.114cm" svg:x="4.84cm" svg:y="16.877cm" svg:viewBox="0 0 1289 2115" draw:points="1289,0 0,0 0,2115">
          <text:p/>
        </draw:polyline>
        <draw:polyline draw:style-name="gr2" draw:text-style-name="P2" draw:layer="layout" svg:width="22.258cm" svg:height="0.012cm" svg:x="4.84cm" svg:y="24.7cm" svg:viewBox="0 0 22259 13" draw:points="0,10 0,13 22259,13 22259,0">
          <text:p/>
        </draw:polyline>
        <draw:polyline draw:style-name="gr2" draw:text-style-name="P2" draw:layer="layout" svg:width="12.067cm" svg:height="2.99cm" svg:x="4.84cm" svg:y="21.724cm" svg:viewBox="0 0 12068 2991" draw:points="12068,2289 12068,2991 0,2991 0,0">
          <text:p/>
        </draw:polyline>
        <draw:frame draw:style-name="gr14" draw:text-style-name="P4" draw:layer="layout" svg:width="0.923cm" svg:height="1.054cm" svg:x="4.686cm" svg:y="20.355cm">
          <draw:text-box>
            <text:p text:style-name="P3"><text:span text:style-name="T1">-</text:span></text:p>
          </draw:text-box>
        </draw:frame>
        <draw:frame draw:style-name="gr15" draw:text-style-name="P4" draw:layer="layout" svg:width="0.922cm" svg:height="1.054cm" svg:x="6.546cm" svg:y="20.553cm">
          <draw:text-box>
            <text:p text:style-name="P3"><text:span text:style-name="T1">V</text:span></text:p>
          </draw:text-box>
        </draw:frame>
        <draw:frame draw:style-name="gr16" draw:text-style-name="P7" draw:layer="layout" svg:width="0.532cm" svg:height="0.611cm" svg:x="6.9cm" svg:y="20.989cm">
          <draw:text-box>
            <text:p text:style-name="P3"><text:span text:style-name="T2">IN</text:span></text:p>
          </draw:text-box>
        </draw:frame>
        <draw:path draw:style-name="gr9" draw:text-style-name="P2" draw:layer="layout" svg:width="0.459cm" svg:height="0.459cm" svg:x="20.01cm" svg:y="24.457cm" svg:viewBox="0 0 460 460" svg:d="M230 0c128 0 230 99 230 229 0 131-102 231-230 231-129 0-230-100-230-231 0-130 101-229 230-229z">
          <text:p/>
        </draw:path>
        <draw:polygon draw:style-name="gr9" draw:text-style-name="P2" draw:layer="layout" svg:width="0cm" svg:height="0cm" svg:x="20.01cm" svg:y="24.457cm" svg:viewBox="0 0 0 0" draw:points="0,0">
          <text:p/>
        </draw:polygon>
        <draw:polygon draw:style-name="gr9" draw:text-style-name="P2" draw:layer="layout" svg:width="0cm" svg:height="0cm" svg:x="20.525cm" svg:y="25.012cm" svg:viewBox="0 0 0 0" draw:points="0,0">
          <text:p/>
        </draw:polygon>
        <draw:frame draw:style-name="gr14" draw:text-style-name="P4" draw:layer="layout" svg:width="0.923cm" svg:height="1.054cm" svg:x="11.398cm" svg:y="9.69cm">
          <draw:text-box>
            <text:p text:style-name="P3"><text:span text:style-name="T1">R</text:span></text:p>
          </draw:text-box>
        </draw:frame>
        <draw:line draw:style-name="gr7" draw:text-style-name="P2" draw:layer="layout" svg:x1="6.129cm" svg:y1="16.826cm" svg:x2="6.352cm" svg:y2="16.088cm">
          <text:p/>
        </draw:line>
        <draw:line draw:style-name="gr7" draw:text-style-name="P2" draw:layer="layout" svg:x1="6.814cm" svg:y1="17.59cm" svg:x2="6.345cm" svg:y2="16.093cm">
          <text:p/>
        </draw:line>
        <draw:line draw:style-name="gr7" draw:text-style-name="P2" draw:layer="layout" svg:x1="7.732cm" svg:y1="17.674cm" svg:x2="8.201cm" svg:y2="16.177cm">
          <text:p/>
        </draw:line>
        <draw:line draw:style-name="gr7" draw:text-style-name="P2" draw:layer="layout" svg:x1="6.791cm" svg:y1="17.621cm" svg:x2="7.26cm" svg:y2="16.124cm">
          <text:p/>
        </draw:line>
        <draw:line draw:style-name="gr7" draw:text-style-name="P2" draw:layer="layout" svg:x1="7.753cm" svg:y1="17.662cm" svg:x2="7.284cm" svg:y2="16.167cm">
          <text:p/>
        </draw:line>
        <draw:line draw:style-name="gr7" draw:text-style-name="P2" draw:layer="layout" svg:x1="8.678cm" svg:y1="17.662cm" svg:x2="8.209cm" svg:y2="16.167cm">
          <text:p/>
        </draw:line>
        <draw:line draw:style-name="gr7" draw:text-style-name="P2" draw:layer="layout" svg:x1="8.67cm" svg:y1="17.589cm" svg:x2="8.893cm" svg:y2="16.856cm">
          <text:p/>
        </draw:line>
        <draw:frame draw:style-name="gr17" draw:text-style-name="P7" draw:layer="layout" svg:width="0.657cm" svg:height="0.61cm" svg:x="12.066cm" svg:y="10.363cm">
          <draw:text-box>
            <text:p text:style-name="P3"><text:span text:style-name="T2">1</text:span></text:p>
          </draw:text-box>
        </draw:frame>
        <draw:frame draw:style-name="gr13" draw:text-style-name="P4" draw:layer="layout" svg:width="0.924cm" svg:height="1.056cm" svg:x="7.076cm" svg:y="15cm">
          <draw:text-box>
            <text:p text:style-name="P3"><text:span text:style-name="T1">R</text:span></text:p>
          </draw:text-box>
        </draw:frame>
        <draw:line draw:style-name="gr7" draw:text-style-name="P2" draw:layer="layout" svg:x1="16.923cm" svg:y1="24.015cm" svg:x2="16.188cm" svg:y2="23.798cm">
          <text:p/>
        </draw:line>
        <draw:line draw:style-name="gr7" draw:text-style-name="P2" draw:layer="layout" svg:x1="17.632cm" svg:y1="23.332cm" svg:x2="16.188cm" svg:y2="23.799cm">
          <text:p/>
        </draw:line>
        <draw:line draw:style-name="gr7" draw:text-style-name="P2" draw:layer="layout" svg:x1="17.658cm" svg:y1="22.435cm" svg:x2="16.162cm" svg:y2="21.984cm">
          <text:p/>
        </draw:line>
        <draw:line draw:style-name="gr7" draw:text-style-name="P2" draw:layer="layout" svg:x1="17.663cm" svg:y1="23.355cm" svg:x2="16.168cm" svg:y2="22.904cm">
          <text:p/>
        </draw:line>
        <draw:line draw:style-name="gr7" draw:text-style-name="P2" draw:layer="layout" svg:x1="17.647cm" svg:y1="22.413cm" svg:x2="16.208cm" svg:y2="22.886cm">
          <text:p/>
        </draw:line>
        <draw:line draw:style-name="gr7" draw:text-style-name="P2" draw:layer="layout" svg:x1="17.597cm" svg:y1="21.502cm" svg:x2="16.152cm" svg:y2="21.969cm">
          <text:p/>
        </draw:line>
        <draw:line draw:style-name="gr7" draw:text-style-name="P2" draw:layer="layout" svg:x1="17.524cm" svg:y1="21.514cm" svg:x2="16.789cm" svg:y2="21.3cm">
          <text:p/>
        </draw:line>
        <draw:polyline draw:style-name="gr2" draw:text-style-name="P2" draw:layer="layout" svg:width="0.057cm" svg:height="0.711cm" svg:x="16.851cm" svg:y="20.589cm" svg:viewBox="0 0 58 712" draw:points="0,0 0,337 58,337 58,712">
          <text:p/>
        </draw:polyline>
        <draw:frame draw:style-name="gr18" draw:text-style-name="P7" draw:layer="layout" svg:width="0.534cm" svg:height="0.61cm" svg:x="7.572cm" svg:y="15.404cm">
          <draw:text-box>
            <text:p text:style-name="P3"><text:span text:style-name="T2">IN</text:span></text:p>
          </draw:text-box>
        </draw:frame>
        <draw:frame draw:style-name="gr19" draw:text-style-name="P4" draw:layer="layout" svg:width="0.924cm" svg:height="1.054cm" svg:x="15.077cm" svg:y="22.382cm">
          <draw:text-box>
            <text:p text:style-name="P3"><text:span text:style-name="T1">R</text:span></text:p>
          </draw:text-box>
        </draw:frame>
        <draw:frame draw:style-name="gr20" draw:text-style-name="P7" draw:layer="layout" svg:width="0.533cm" svg:height="0.611cm" svg:x="15.744cm" svg:y="23.05cm">
          <draw:text-box>
            <text:p text:style-name="P3"><text:span text:style-name="T2">E</text:span></text:p>
          </draw:text-box>
        </draw:frame>
        <draw:frame draw:style-name="gr11" draw:text-style-name="P4" draw:layer="layout" svg:width="0.922cm" svg:height="1.055cm" svg:x="15.701cm" svg:y="13.753cm">
          <draw:text-box>
            <text:p text:style-name="P3"><text:span text:style-name="T1">C</text:span></text:p>
          </draw:text-box>
        </draw:frame>
        <draw:frame draw:style-name="gr21" draw:text-style-name="P4" draw:layer="layout" svg:width="0.923cm" svg:height="1.055cm" svg:x="16.025cm" svg:y="19.037cm">
          <draw:text-box>
            <text:p text:style-name="P3"><text:span text:style-name="T1">E</text:span></text:p>
          </draw:text-box>
        </draw:frame>
        <draw:frame draw:style-name="gr14" draw:text-style-name="P4" draw:layer="layout" svg:width="0.923cm" svg:height="1.054cm" svg:x="4.225cm" svg:y="7.518cm">
          <draw:text-box>
            <text:p text:style-name="P3"><text:span text:style-name="T1">V</text:span></text:p>
          </draw:text-box>
        </draw:frame>
        <draw:frame draw:style-name="gr22" draw:text-style-name="P7" draw:layer="layout" svg:width="0.779cm" svg:height="0.611cm" svg:x="4.836cm" svg:y="8.189cm">
          <draw:text-box>
            <text:p text:style-name="P3"><text:span text:style-name="T2">C</text:span><text:span text:style-name="T2">C</text:span></text:p>
          </draw:text-box>
        </draw:frame>
        <draw:frame draw:style-name="gr23" draw:text-style-name="P4" draw:layer="layout" svg:width="2.702cm" svg:height="1.054cm" svg:x="5.616cm" svg:y="7.518cm">
          <draw:text-box>
            <text:p text:style-name="P3"><text:span text:style-name="T1">=</text:span><text:span text:style-name="T1">1</text:span><text:span text:style-name="T1">2 </text:span><text:span text:style-name="T1">V </text:span></text:p>
          </draw:text-box>
        </draw:frame>
        <draw:frame draw:style-name="gr24" draw:text-style-name="P4" draw:layer="layout" svg:width="2.357cm" svg:height="1.055cm" svg:x="4.225cm" svg:y="8.797cm">
          <draw:text-box>
            <text:p text:style-name="P3"><text:span text:style-name="T1">A</text:span><text:span text:style-name="T1">u</text:span><text:span text:style-name="T1">d</text:span><text:span text:style-name="T1">i</text:span><text:span text:style-name="T1">o</text:span></text:p>
          </draw:text-box>
        </draw:frame>
        <draw:frame draw:style-name="gr25" draw:text-style-name="P4" draw:layer="layout" svg:width="0.927cm" svg:height="1.054cm" svg:x="4.225cm" svg:y="9.848cm">
          <draw:text-box>
            <text:p text:style-name="P3"><text:span text:style-name="T1">I</text:span><text:span text:style-name="T1">N</text:span></text:p>
          </draw:text-box>
        </draw:frame>
        <draw:line draw:style-name="gr7" draw:text-style-name="P2" draw:layer="layout" svg:x1="8.901cm" svg:y1="16.877cm" svg:x2="10.349cm" svg:y2="16.877cm">
          <text:p/>
        </draw:line>
        <draw:line draw:style-name="gr7" draw:text-style-name="P2" draw:layer="layout" svg:x1="10.36cm" svg:y1="18.368cm" svg:x2="10.36cm" svg:y2="15.388cm">
          <text:p/>
        </draw:line>
        <draw:line draw:style-name="gr7" draw:text-style-name="P2" draw:layer="layout" svg:x1="11.819cm" svg:y1="18.368cm" svg:x2="11.819cm" svg:y2="15.382cm">
          <text:p/>
        </draw:line>
        <draw:line draw:style-name="gr7" draw:text-style-name="P2" draw:layer="layout" svg:x1="11.813cm" svg:y1="16.877cm" svg:x2="13.261cm" svg:y2="16.877cm">
          <text:p/>
        </draw:line>
        <draw:frame draw:style-name="gr26" draw:text-style-name="P4" draw:layer="layout" svg:width="4.674cm" svg:height="1.054cm" svg:x="4.225cm" svg:y="10.905cm">
          <draw:text-box>
            <text:p text:style-name="P3"><text:span text:style-name="T1">M</text:span><text:span text:style-name="T1">a</text:span><text:span text:style-name="T1">x</text:span><text:span text:style-name="T1">: </text:span><text:span text:style-name="T1">1</text:span><text:span text:style-name="T1">0</text:span><text:span text:style-name="T1">m</text:span><text:span text:style-name="T1">V</text:span></text:p>
          </draw:text-box>
        </draw:frame>
        <draw:frame draw:style-name="gr27" draw:text-style-name="P4" draw:layer="layout" svg:width="0.923cm" svg:height="1.056cm" svg:x="10.884cm" svg:y="18.749cm">
          <draw:text-box>
            <text:p text:style-name="P3"><text:span text:style-name="T1">C</text:span></text:p>
          </draw:text-box>
        </draw:frame>
        <draw:line draw:style-name="gr28" draw:text-style-name="P2" draw:layer="layout" svg:x1="13.236cm" svg:y1="11.288cm" svg:x2="12.501cm" svg:y2="11.071cm">
          <text:p/>
        </draw:line>
        <draw:line draw:style-name="gr28" draw:text-style-name="P2" draw:layer="layout" svg:x1="13.94cm" svg:y1="10.605cm" svg:x2="12.501cm" svg:y2="11.072cm">
          <text:p/>
        </draw:line>
        <draw:line draw:style-name="gr28" draw:text-style-name="P2" draw:layer="layout" svg:x1="13.971cm" svg:y1="9.708cm" svg:x2="12.475cm" svg:y2="9.257cm">
          <text:p/>
        </draw:line>
        <draw:line draw:style-name="gr28" draw:text-style-name="P2" draw:layer="layout" svg:x1="13.976cm" svg:y1="10.627cm" svg:x2="12.481cm" svg:y2="10.176cm">
          <text:p/>
        </draw:line>
        <draw:line draw:style-name="gr28" draw:text-style-name="P2" draw:layer="layout" svg:x1="13.961cm" svg:y1="9.685cm" svg:x2="12.522cm" svg:y2="10.158cm">
          <text:p/>
        </draw:line>
        <draw:line draw:style-name="gr28" draw:text-style-name="P2" draw:layer="layout" svg:x1="13.91cm" svg:y1="8.775cm" svg:x2="12.465cm" svg:y2="9.248cm">
          <text:p/>
        </draw:line>
        <draw:line draw:style-name="gr28" draw:text-style-name="P2" draw:layer="layout" svg:x1="13.837cm" svg:y1="8.786cm" svg:x2="13.102cm" svg:y2="8.572cm">
          <text:p/>
        </draw:line>
        <draw:polyline draw:style-name="gr28" draw:text-style-name="P2" draw:layer="layout" svg:width="25.799cm" svg:height="3.499cm" svg:x="13.2cm" svg:y="7.4cm" svg:viewBox="0 0 25800 3500" draw:points="0,1200 20,0 25800,0 25800,3500">
          <text:p/>
        </draw:polyline>
        <draw:line draw:style-name="gr28" draw:text-style-name="P2" draw:layer="layout" svg:x1="13.236cm" svg:y1="22.253cm" svg:x2="12.501cm" svg:y2="22.036cm">
          <text:p/>
        </draw:line>
        <draw:line draw:style-name="gr28" draw:text-style-name="P2" draw:layer="layout" svg:x1="13.945cm" svg:y1="21.57cm" svg:x2="12.501cm" svg:y2="22.037cm">
          <text:p/>
        </draw:line>
        <draw:line draw:style-name="gr28" draw:text-style-name="P2" draw:layer="layout" svg:x1="13.971cm" svg:y1="20.673cm" svg:x2="12.475cm" svg:y2="20.222cm">
          <text:p/>
        </draw:line>
        <draw:line draw:style-name="gr28" draw:text-style-name="P2" draw:layer="layout" svg:x1="13.982cm" svg:y1="21.594cm" svg:x2="12.481cm" svg:y2="21.143cm">
          <text:p/>
        </draw:line>
        <draw:line draw:style-name="gr28" draw:text-style-name="P2" draw:layer="layout" svg:x1="13.961cm" svg:y1="20.651cm" svg:x2="12.522cm" svg:y2="21.118cm">
          <text:p/>
        </draw:line>
        <draw:line draw:style-name="gr28" draw:text-style-name="P2" draw:layer="layout" svg:x1="13.91cm" svg:y1="19.743cm" svg:x2="12.471cm" svg:y2="20.21cm">
          <text:p/>
        </draw:line>
        <draw:line draw:style-name="gr28" draw:text-style-name="P2" draw:layer="layout" svg:x1="13.837cm" svg:y1="19.754cm" svg:x2="13.102cm" svg:y2="19.537cm">
          <text:p/>
        </draw:line>
        <draw:polyline draw:style-name="gr28" draw:text-style-name="P2" draw:layer="layout" svg:width="0cm" svg:height="8.252cm" svg:x="13.22cm" svg:y="11.285cm" svg:viewBox="0 0 0 8253" draw:points="0,0 0,4123 0,8253">
          <text:p/>
        </draw:polyline>
        <draw:polyline draw:style-name="gr28" draw:text-style-name="P2" draw:layer="layout" svg:width="25.779cm" svg:height="11.891cm" svg:x="13.22cm" svg:y="12.821cm" svg:viewBox="0 0 25780 11892" draw:points="0,9430 0,11892 25780,11892 25780,0">
          <text:p/>
        </draw:polyline>
        <draw:path draw:style-name="gr12" draw:text-style-name="P8" draw:layer="layout" svg:width="0.515cm" svg:height="0.554cm" svg:x="12.912cm" svg:y="16.522cm" svg:viewBox="0 0 516 555" svg:d="M252 0c150 0 258 121 258 277 0 157-108 278-258 278-144 0-252-121-252-278 0-156 108-277 252-277zM0 0zM516 555z">
          <text:p/>
        </draw:path>
        <draw:path draw:style-name="gr9" draw:text-style-name="P2" draw:layer="layout" svg:width="0.509cm" svg:height="0.554cm" svg:x="12.912cm" svg:y="16.522cm" svg:viewBox="0 0 510 555" svg:d="M252 0c150 0 258 121 258 277 0 157-108 278-258 278-144 0-252-121-252-278 0-156 108-277 252-277z">
          <text:p/>
        </draw:path>
        <draw:polygon draw:style-name="gr9" draw:text-style-name="P2" draw:layer="layout" svg:width="0cm" svg:height="0cm" svg:x="12.912cm" svg:y="16.522cm" svg:viewBox="0 0 0 0" draw:points="0,0">
          <text:p/>
        </draw:polygon>
        <draw:polygon draw:style-name="gr9" draw:text-style-name="P2" draw:layer="layout" svg:width="0cm" svg:height="0cm" svg:x="13.425cm" svg:y="17.076cm" svg:viewBox="0 0 0 0" draw:points="0,0">
          <text:p/>
        </draw:polygon>
        <draw:frame draw:style-name="gr20" draw:text-style-name="P7" draw:layer="layout" svg:width="0.533cm" svg:height="0.611cm" svg:x="11.367cm" svg:y="19.089cm">
          <draw:text-box>
            <text:p text:style-name="P3"><text:span text:style-name="T2">I</text:span></text:p>
          </draw:text-box>
        </draw:frame>
        <draw:frame draw:style-name="gr21" draw:text-style-name="P4" draw:layer="layout" svg:width="0.923cm" svg:height="1.055cm" svg:x="17.981cm" svg:y="9.44cm">
          <draw:text-box>
            <text:p text:style-name="P3"><text:span text:style-name="T1">R</text:span></text:p>
          </draw:text-box>
        </draw:frame>
        <draw:frame draw:style-name="gr20" draw:text-style-name="P7" draw:layer="layout" svg:width="0.533cm" svg:height="0.611cm" svg:x="18.4cm" svg:y="9.9cm">
          <draw:text-box>
            <text:p text:style-name="P3"><text:span text:style-name="T2">C</text:span></text:p>
          </draw:text-box>
        </draw:frame>
        <draw:frame draw:style-name="gr13" draw:text-style-name="P4" draw:layer="layout" svg:width="0.924cm" svg:height="1.056cm" svg:x="11.282cm" svg:y="20.768cm">
          <draw:text-box>
            <text:p text:style-name="P3"><text:span text:style-name="T1">R</text:span></text:p>
          </draw:text-box>
        </draw:frame>
        <draw:line draw:style-name="gr29" draw:text-style-name="P2" draw:layer="layout" svg:x1="10.135cm" svg:y1="14.849cm" svg:x2="11.757cm" svg:y2="14.849cm">
          <text:p/>
        </draw:line>
        <draw:polygon draw:style-name="gr6" draw:text-style-name="P5" draw:layer="layout" svg:width="0.659cm" svg:height="0.445cm" svg:x="11.725cm" svg:y="14.625cm" svg:viewBox="0 0 660 446" draw:points="660,225 0,0 0,446">
          <text:p/>
        </draw:polygon>
        <draw:frame draw:style-name="gr30" draw:text-style-name="P7" draw:layer="layout" svg:width="0.656cm" svg:height="0.61cm" svg:x="11.949cm" svg:y="21.437cm">
          <draw:text-box>
            <text:p text:style-name="P3"><text:span text:style-name="T2">2</text:span></text:p>
          </draw:text-box>
        </draw:frame>
        <draw:frame draw:style-name="gr27" draw:text-style-name="P4" draw:layer="layout" svg:width="0.923cm" svg:height="1.056cm" svg:x="10.197cm" svg:y="13.381cm">
          <draw:text-box>
            <text:p text:style-name="P3"><text:span text:style-name="T1">I</text:span></text:p>
          </draw:text-box>
        </draw:frame>
        <draw:frame draw:style-name="gr20" draw:text-style-name="P7" draw:layer="layout" svg:width="0.533cm" svg:height="0.611cm" svg:x="10.458cm" svg:y="14.054cm">
          <draw:text-box>
            <text:p text:style-name="P3"><text:span text:style-name="T2">S</text:span></text:p>
          </draw:text-box>
        </draw:frame>
        <draw:frame draw:style-name="gr31" draw:text-style-name="P4" draw:layer="layout" svg:width="1.057cm" svg:height="1.056cm" svg:x="10.817cm" svg:y="13.381cm">
          <draw:text-box>
            <text:p text:style-name="P3"><text:span text:style-name="T1">=</text:span><text:span text:style-name="T1">0</text:span></text:p>
          </draw:text-box>
        </draw:frame>
        <draw:frame draw:style-name="gr21" draw:text-style-name="P4" draw:layer="layout" svg:width="0.923cm" svg:height="1.055cm" svg:x="13.565cm" svg:y="14.825cm">
          <draw:text-box>
            <text:p text:style-name="P3"><text:span text:style-name="T1">I</text:span></text:p>
          </draw:text-box>
        </draw:frame>
        <draw:line draw:style-name="gr29" draw:text-style-name="P2" draw:layer="layout" svg:x1="13.933cm" svg:y1="16.465cm" svg:x2="14.4cm" svg:y2="16.465cm">
          <text:p/>
        </draw:line>
        <draw:polygon draw:style-name="gr6" draw:text-style-name="P5" draw:layer="layout" svg:width="0.653cm" svg:height="0.445cm" svg:x="14.37cm" svg:y="16.244cm" svg:viewBox="0 0 654 446" draw:points="654,222 0,0 0,446">
          <text:p/>
        </draw:polygon>
        <draw:frame draw:style-name="gr16" draw:text-style-name="P7" draw:layer="layout" svg:width="0.532cm" svg:height="0.611cm" svg:x="13.827cm" svg:y="15.497cm">
          <draw:text-box>
            <text:p text:style-name="P3"><text:span text:style-name="T2">B</text:span></text:p>
          </draw:text-box>
        </draw:frame>
        <draw:frame draw:style-name="gr32" draw:text-style-name="P9" draw:layer="layout" svg:width="2cm" svg:height="1.673cm" svg:x="37.3cm" svg:y="6.5cm">
          <draw:text-box>
            <text:p>vcc</text:p>
          </draw:text-box>
        </draw:frame>
        <draw:frame draw:style-name="gr33" draw:text-style-name="P10" draw:layer="layout" svg:width="2.323cm" svg:height="1.928cm" svg:x="13.141cm" svg:y="16.965cm">
          <draw:text-box>
            <text:p><text:span text:style-name="T3">b</text:span><text:span text:style-name="T3">a</text:span><text:span text:style-name="T3">s</text:span><text:span text:style-name="T3">e</text:span></text:p>
          </draw:text-box>
        </draw:frame>
        <draw:g>
          <draw:line draw:style-name="gr34" draw:text-style-name="P11" draw:layer="layout" svg:x1="21.784cm" svg:y1="25.596cm" svg:x2="18.6cm" svg:y2="25.613cm">
            <text:p/>
          </draw:line>
          <draw:line draw:style-name="gr34" draw:text-style-name="P11" draw:layer="layout" svg:x1="21.785cm" svg:y1="25.587cm" svg:x2="18.601cm" svg:y2="25.604cm">
            <text:p/>
          </draw:line>
          <draw:line draw:style-name="gr34" draw:text-style-name="P11" draw:layer="layout" svg:x1="19.469cm" svg:y1="25.975cm" svg:x2="21.051cm" svg:y2="25.975cm">
            <text:p/>
          </draw:line>
          <draw:line draw:style-name="gr34" draw:text-style-name="P11" draw:layer="layout" svg:x1="19.896cm" svg:y1="26.3cm" svg:x2="20.657cm" svg:y2="26.3cm">
            <text:p/>
          </draw:line>
          <draw:line draw:style-name="gr34" draw:text-style-name="P11" draw:layer="layout" svg:x1="20.233cm" svg:y1="25.573cm" svg:x2="20.246cm" svg:y2="24.735cm">
            <text:p/>
          </draw:line>
        </draw:g>
        <draw:frame draw:style-name="gr33" draw:text-style-name="P10" draw:layer="layout" svg:width="2.323cm" svg:height="1.928cm" svg:x="4.429cm" svg:y="15.959cm">
          <draw:text-box>
            <text:p><text:span text:style-name="T3">in</text:span></text:p>
          </draw:text-box>
        </draw:frame>
        <draw:frame draw:style-name="gr33" draw:text-style-name="P10" draw:layer="layout" svg:width="2.323cm" svg:height="1.928cm" svg:x="8.843cm" svg:y="15.928cm">
          <draw:text-box>
            <text:p><text:span text:style-name="T3">in</text:span><text:span text:style-name="T3">2</text:span></text:p>
          </draw:text-box>
        </draw:frame>
        <draw:path draw:style-name="gr9" draw:text-style-name="P2" draw:layer="layout" svg:width="0.509cm" svg:height="0.554cm" svg:x="12.912cm" svg:y="16.522cm" svg:viewBox="0 0 510 555" svg:d="M252 0c150 0 258 121 258 277 0 157-108 278-258 278-144 0-252-121-252-278 0-156 108-277 252-277z">
          <text:p/>
        </draw:path>
        <draw:path draw:style-name="gr12" draw:text-style-name="P8" draw:layer="layout" svg:width="0.281cm" svg:height="0.345cm" svg:x="9.374cm" svg:y="16.735cm" svg:viewBox="0 0 282 346" svg:d="M138 0c83 0 142 76 142 173s-59 173-142 173c-79 0-138-76-138-173s59-173 138-173zM0 0zM282 346z">
          <text:p/>
        </draw:path>
        <draw:path draw:style-name="gr12" draw:text-style-name="P8" draw:layer="layout" svg:width="0.231cm" svg:height="0.229cm" svg:x="16.742cm" svg:y="20.538cm" svg:viewBox="0 0 232 230" svg:d="M114 0c67 0 116 51 116 115 0 65-49 115-116 115-65 0-114-50-114-115 0-64 49-115 114-115zM0 0zM232 230z">
          <text:p/>
        </draw:path>
        <draw:frame draw:style-name="gr33" draw:text-style-name="P10" draw:layer="layout" svg:width="2.323cm" svg:height="1.928cm" svg:x="15.232cm" svg:y="20.192cm">
          <draw:text-box>
            <text:p><text:span text:style-name="T3">e</text:span><text:span text:style-name="T3">m</text:span><text:span text:style-name="T3">it</text:span></text:p>
          </draw:text-box>
        </draw:frame>
        <draw:path draw:style-name="gr12" draw:text-style-name="P8" draw:layer="layout" svg:width="0.231cm" svg:height="0.229cm" svg:x="16.742cm" svg:y="12.816cm" svg:viewBox="0 0 232 230" svg:d="M114 0c67 0 116 51 116 115 0 65-49 115-116 115-65 0-114-50-114-115 0-64 49-115 114-115zM0 0zM232 230z">
          <text:p/>
        </draw:path>
        <draw:frame draw:style-name="gr33" draw:text-style-name="P10" draw:layer="layout" svg:width="2.323cm" svg:height="1.928cm" svg:x="15.464cm" svg:y="12.471cm">
          <draw:text-box>
            <text:p><text:span text:style-name="T3">c</text:span><text:span text:style-name="T3">ol</text:span><text:span text:style-name="T3">l</text:span></text:p>
          </draw:text-box>
        </draw:frame>
        <draw:polygon draw:style-name="gr9" draw:text-style-name="P2" draw:layer="layout" svg:width="0cm" svg:height="0cm" svg:x="21.221cm" svg:y="24.37cm" svg:viewBox="0 0 0 0" draw:points="0,0">
          <text:p/>
        </draw:polygon>
        <draw:polygon draw:style-name="gr9" draw:text-style-name="P2" draw:layer="layout" svg:width="0cm" svg:height="0cm" svg:x="21.631cm" svg:y="24.801cm" svg:viewBox="0 0 0 0" draw:points="0,0">
          <text:p/>
        </draw:polygon>
        <draw:line draw:style-name="gr7" draw:text-style-name="P2" draw:layer="layout" svg:x1="20.233cm" svg:y1="21.202cm" svg:x2="20.233cm" svg:y2="22.349cm">
          <text:p/>
        </draw:line>
        <draw:line draw:style-name="gr7" draw:text-style-name="P2" draw:layer="layout" svg:x1="19.065cm" svg:y1="22.361cm" svg:x2="21.401cm" svg:y2="22.361cm">
          <text:p/>
        </draw:line>
        <draw:line draw:style-name="gr7" draw:text-style-name="P2" draw:layer="layout" svg:x1="19.065cm" svg:y1="23.516cm" svg:x2="21.401cm" svg:y2="23.516cm">
          <text:p/>
        </draw:line>
        <draw:line draw:style-name="gr7" draw:text-style-name="P2" draw:layer="layout" svg:x1="20.233cm" svg:y1="23.511cm" svg:x2="20.233cm" svg:y2="24.658cm">
          <text:p/>
        </draw:line>
        <draw:frame draw:style-name="gr35" draw:text-style-name="P4" draw:layer="layout" svg:width="0.736cm" svg:height="0.82cm" svg:x="20.676cm" svg:y="21.224cm">
          <draw:text-box>
            <text:p text:style-name="P3"><text:span text:style-name="T1">C</text:span></text:p>
          </draw:text-box>
        </draw:frame>
        <draw:frame draw:style-name="gr36" draw:text-style-name="P7" draw:layer="layout" svg:width="0.425cm" svg:height="0.475cm" svg:x="21.204cm" svg:y="21.747cm">
          <draw:text-box>
            <text:p text:style-name="P3"><text:span text:style-name="T2">B</text:span></text:p>
          </draw:text-box>
        </draw:frame>
        <draw:line draw:style-name="gr37" draw:text-style-name="P1" draw:layer="layout" svg:x1="20.238cm" svg:y1="20.653cm" svg:x2="20.238cm" svg:y2="21.229cm">
          <text:p/>
        </draw:line>
        <draw:path draw:style-name="gr12" draw:text-style-name="P8" draw:layer="layout" svg:width="0.459cm" svg:height="0.459cm" svg:x="20.01cm" svg:y="24.457cm" svg:viewBox="0 0 460 460" svg:d="M230 0c128 0 230 99 230 229 0 131-102 231-230 231-129 0-230-100-230-231 0-130 101-229 230-229zM0 0zM460 460z">
          <text:p/>
        </draw:path>
        <draw:frame draw:style-name="gr38" draw:text-style-name="P13" draw:layer="layout" svg:width="42cm" svg:height="1.6cm" svg:x="0cm" svg:y="3.1cm">
          <draw:text-box>
            <text:p text:style-name="P12"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</text:span><text:span text:style-name="T4">e</text:span><text:span text:style-name="T4"> </text:span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</text:span></text:p>
          </draw:text-box>
        </draw:frame>
        <draw:line draw:style-name="gr37" draw:text-style-name="P1" draw:layer="layout" svg:x1="29.589cm" svg:y1="22.344cm" svg:x2="29.589cm" svg:y2="24.8cm">
          <text:p/>
        </draw:line>
        <draw:line draw:style-name="gr37" draw:text-style-name="P1" draw:layer="layout" svg:x1="24.174cm" svg:y1="12.522cm" svg:x2="29.6cm" svg:y2="12.5cm">
          <text:p/>
        </draw:line>
        <draw:line draw:style-name="gr5" draw:text-style-name="P2" draw:layer="layout" svg:x1="22.883cm" svg:y1="16.642cm" svg:x2="22.883cm" svg:y2="13.866cm">
          <text:p/>
        </draw:line>
        <draw:line draw:style-name="gr5" draw:text-style-name="P2" draw:layer="layout" svg:x1="24.232cm" svg:y1="16.678cm" svg:x2="22.883cm" svg:y2="15.946cm">
          <text:p/>
        </draw:line>
        <draw:line draw:style-name="gr5" draw:text-style-name="P2" draw:layer="layout" svg:x1="24.232cm" svg:y1="13.842cm" svg:x2="23.355cm" svg:y2="14.323cm">
          <text:p/>
        </draw:line>
        <draw:polygon draw:style-name="gr6" draw:text-style-name="P5" draw:layer="layout" svg:width="0.575cm" svg:height="0.442cm" svg:x="22.883cm" svg:y="14.134cm" svg:viewBox="0 0 576 443" draw:points="0,443 576,348 410,0">
          <text:p/>
        </draw:polygon>
        <draw:line draw:style-name="gr5" draw:text-style-name="P2" draw:layer="layout" svg:x1="24.194cm" svg:y1="18.067cm" svg:x2="24.194cm" svg:y2="16.677cm">
          <text:p/>
        </draw:line>
        <draw:line draw:style-name="gr5" draw:text-style-name="P2" draw:layer="layout" svg:x1="24.194cm" svg:y1="13.861cm" svg:x2="24.194cm" svg:y2="12.471cm">
          <text:p/>
        </draw:line>
        <draw:line draw:style-name="gr5" draw:text-style-name="P2" draw:layer="layout" svg:x1="21.576cm" svg:y1="15.221cm" svg:x2="22.847cm" svg:y2="15.221cm">
          <text:p/>
        </draw:line>
        <draw:frame draw:style-name="gr39" draw:text-style-name="P4" draw:layer="layout" svg:width="0.537cm" svg:height="1.008cm" svg:x="32.563cm" svg:y="19.48cm">
          <draw:text-box>
            <text:p text:style-name="P3"><text:span text:style-name="T1">+</text:span></text:p>
          </draw:text-box>
        </draw:frame>
        <draw:frame draw:style-name="gr40" draw:text-style-name="P4" draw:layer="layout" svg:width="0.949cm" svg:height="1.117cm" svg:x="32.6cm" svg:y="21.571cm">
          <draw:text-box>
            <text:p text:style-name="P3"><text:span text:style-name="T1">v</text:span></text:p>
          </draw:text-box>
        </draw:frame>
        <draw:frame draw:style-name="gr41" draw:text-style-name="P7" draw:layer="layout" svg:width="0.647cm" svg:height="0.644cm" svg:x="32.953cm" svg:y="21.988cm">
          <draw:text-box>
            <text:p text:style-name="P3"><text:span text:style-name="T2">O</text:span></text:p>
          </draw:text-box>
        </draw:frame>
        <draw:polygon draw:style-name="gr9" draw:text-style-name="P2" draw:layer="layout" svg:width="0cm" svg:height="0cm" svg:x="29.082cm" svg:y="12.681cm" svg:viewBox="0 0 0 0" draw:points="0,0">
          <text:p/>
        </draw:polygon>
        <draw:polygon draw:style-name="gr9" draw:text-style-name="P2" draw:layer="layout" svg:width="0cm" svg:height="0cm" svg:x="29.61cm" svg:y="13.272cm" svg:viewBox="0 0 0 0" draw:points="0,0">
          <text:p/>
        </draw:polygon>
        <draw:frame draw:style-name="gr42" draw:text-style-name="P4" draw:layer="layout" svg:width="0.489cm" svg:height="1.008cm" svg:x="32.422cm" svg:y="23.592cm">
          <draw:text-box>
            <text:p text:style-name="P3"><text:span text:style-name="T1">-</text:span></text:p>
          </draw:text-box>
        </draw:frame>
        <draw:frame draw:style-name="gr43" draw:text-style-name="P4" draw:layer="layout" svg:width="0.662cm" svg:height="0.787cm" svg:x="24.972cm" svg:y="9.62cm">
          <draw:text-box>
            <text:p text:style-name="P3"><text:span text:style-name="T1">R</text:span></text:p>
          </draw:text-box>
        </draw:frame>
        <draw:polyline draw:style-name="gr2" draw:text-style-name="P2" draw:layer="layout" svg:width="0.022cm" svg:height="1.48cm" svg:x="24.172cm" svg:y="10.992cm" svg:viewBox="0 0 23 1481" draw:points="23,1481 23,743 0,743 0,0">
          <text:p/>
        </draw:polyline>
        <draw:line draw:style-name="gr7" draw:text-style-name="P2" draw:layer="layout" svg:x1="24.239cm" svg:y1="10.993cm" svg:x2="23.85cm" svg:y2="10.853cm">
          <text:p/>
        </draw:line>
        <draw:line draw:style-name="gr7" draw:text-style-name="P2" draw:layer="layout" svg:x1="24.614cm" svg:y1="10.554cm" svg:x2="23.85cm" svg:y2="10.857cm">
          <text:p/>
        </draw:line>
        <draw:line draw:style-name="gr7" draw:text-style-name="P2" draw:layer="layout" svg:x1="24.628cm" svg:y1="9.97cm" svg:x2="23.836cm" svg:y2="9.673cm">
          <text:p/>
        </draw:line>
        <draw:line draw:style-name="gr7" draw:text-style-name="P2" draw:layer="layout" svg:x1="24.633cm" svg:y1="10.568cm" svg:x2="23.839cm" svg:y2="10.275cm">
          <text:p/>
        </draw:line>
        <draw:line draw:style-name="gr7" draw:text-style-name="P2" draw:layer="layout" svg:x1="24.622cm" svg:y1="9.955cm" svg:x2="23.86cm" svg:y2="10.258cm">
          <text:p/>
        </draw:line>
        <draw:line draw:style-name="gr7" draw:text-style-name="P2" draw:layer="layout" svg:x1="24.595cm" svg:y1="9.364cm" svg:x2="23.833cm" svg:y2="9.667cm">
          <text:p/>
        </draw:line>
        <draw:line draw:style-name="gr7" draw:text-style-name="P2" draw:layer="layout" svg:x1="24.557cm" svg:y1="9.371cm" svg:x2="24.168cm" svg:y2="9.228cm">
          <text:p/>
        </draw:line>
        <draw:frame draw:style-name="gr44" draw:text-style-name="P7" draw:layer="layout" svg:width="0.781cm" svg:height="0.456cm" svg:x="25.45cm" svg:y="10.122cm">
          <draw:text-box>
            <text:p text:style-name="P3"><text:span text:style-name="T2">O</text:span><text:span text:style-name="T2">U</text:span><text:span text:style-name="T2">T</text:span></text:p>
          </draw:text-box>
        </draw:frame>
        <draw:polygon draw:style-name="gr9" draw:text-style-name="P2" draw:layer="layout" svg:width="0cm" svg:height="0cm" svg:x="43.2cm" svg:y="18.928cm" svg:viewBox="0 0 0 0" draw:points="0,0">
          <text:p/>
        </draw:polygon>
        <draw:polygon draw:style-name="gr9" draw:text-style-name="P2" draw:layer="layout" svg:width="0cm" svg:height="0cm" svg:x="33.311cm" svg:y="17.918cm" svg:viewBox="0 0 0 0" draw:points="0,0">
          <text:p/>
        </draw:polygon>
        <draw:line draw:style-name="gr29" draw:text-style-name="P2" draw:layer="layout" svg:x1="24.607cm" svg:y1="12.983cm" svg:x2="24.607cm" svg:y2="13.904cm">
          <text:p/>
        </draw:line>
        <draw:polygon draw:style-name="gr6" draw:text-style-name="P5" draw:layer="layout" svg:width="0.313cm" svg:height="0.496cm" svg:x="24.458cm" svg:y="13.822cm" svg:viewBox="0 0 314 497" draw:points="155,497 314,0 0,0">
          <text:p/>
        </draw:polygon>
        <draw:frame draw:style-name="gr45" draw:text-style-name="P4" draw:layer="layout" svg:width="0.662cm" svg:height="0.788cm" svg:x="24.761cm" svg:y="12.972cm">
          <draw:text-box>
            <text:p text:style-name="P3"><text:span text:style-name="T1">I</text:span></text:p>
          </draw:text-box>
        </draw:frame>
        <draw:line draw:style-name="gr29" draw:text-style-name="P2" draw:layer="layout" svg:x1="22.017cm" svg:y1="15.834cm" svg:x2="20.949cm" svg:y2="15.834cm">
          <text:p/>
        </draw:line>
        <draw:polygon draw:style-name="gr6" draw:text-style-name="P5" draw:layer="layout" svg:width="0.471cm" svg:height="0.332cm" svg:x="20.5cm" svg:y="15.67cm" svg:viewBox="0 0 472 333" draw:points="0,165 472,333 472,0">
          <text:p/>
        </draw:polygon>
        <draw:line draw:style-name="gr29" draw:text-style-name="P2" draw:layer="layout" svg:x1="23.727cm" svg:y1="17.259cm" svg:x2="23.727cm" svg:y2="18.778cm">
          <text:p/>
        </draw:line>
        <draw:polygon draw:style-name="gr6" draw:text-style-name="P5" draw:layer="layout" svg:width="0.313cm" svg:height="0.499cm" svg:x="23.571cm" svg:y="18.754cm" svg:viewBox="0 0 314 500" draw:points="154,500 314,0 0,0">
          <text:p/>
        </draw:polygon>
        <draw:frame draw:style-name="gr46" draw:text-style-name="P7" draw:layer="layout" svg:width="0.547cm" svg:height="0.648cm" svg:x="24.953cm" svg:y="13.3cm">
          <draw:text-box>
            <text:p text:style-name="P3"><text:span text:style-name="T2">E</text:span></text:p>
          </draw:text-box>
        </draw:frame>
        <draw:frame draw:style-name="gr47" draw:text-style-name="P4" draw:layer="layout" svg:width="0.662cm" svg:height="0.789cm" svg:x="21.082cm" svg:y="16.158cm">
          <draw:text-box>
            <text:p text:style-name="P3"><text:span text:style-name="T1">I</text:span></text:p>
          </draw:text-box>
        </draw:frame>
        <draw:frame draw:style-name="gr48" draw:text-style-name="P7" draw:layer="layout" svg:width="0.382cm" svg:height="0.456cm" svg:x="21.266cm" svg:y="16.657cm">
          <draw:text-box>
            <text:p text:style-name="P3"><text:span text:style-name="T2">B</text:span></text:p>
          </draw:text-box>
        </draw:frame>
        <draw:frame draw:style-name="gr49" draw:text-style-name="P4" draw:layer="layout" svg:width="0.663cm" svg:height="0.789cm" svg:x="23.17cm" svg:y="17.707cm">
          <draw:text-box>
            <text:p text:style-name="P3"><text:span text:style-name="T1">I</text:span></text:p>
          </draw:text-box>
        </draw:frame>
        <draw:frame draw:style-name="gr48" draw:text-style-name="P7" draw:layer="layout" svg:width="0.382cm" svg:height="0.456cm" svg:x="23.355cm" svg:y="18.207cm">
          <draw:text-box>
            <text:p text:style-name="P3"><text:span text:style-name="T2">C</text:span></text:p>
          </draw:text-box>
        </draw:frame>
        <draw:frame draw:style-name="gr50" draw:text-style-name="P9" draw:layer="layout" svg:width="3.235cm" svg:height="2.37cm" svg:x="28.001cm" svg:y="11.538cm">
          <draw:text-box>
            <text:p>emit2</text:p>
          </draw:text-box>
        </draw:frame>
        <draw:line draw:style-name="gr37" draw:text-style-name="P1" draw:layer="layout" svg:x1="29.6cm" svg:y1="12.5cm" svg:x2="29.6cm" svg:y2="14.847cm">
          <text:p/>
        </draw:line>
        <draw:g>
          <draw:line draw:style-name="gr34" draw:text-style-name="P11" draw:layer="layout" svg:x1="28.734cm" svg:y1="15.765cm" svg:x2="30.445cm" svg:y2="15.765cm">
            <text:p/>
          </draw:line>
          <draw:line draw:style-name="gr34" draw:text-style-name="P11" draw:layer="layout" svg:x1="28.734cm" svg:y1="15.765cm" svg:x2="30.445cm" svg:y2="15.765cm">
            <text:p/>
          </draw:line>
          <draw:line draw:style-name="gr34" draw:text-style-name="P11" draw:layer="layout" svg:x1="28.734cm" svg:y1="16.537cm" svg:x2="30.445cm" svg:y2="16.537cm">
            <text:p/>
          </draw:line>
          <draw:line draw:style-name="gr34" draw:text-style-name="P11" draw:layer="layout" svg:x1="29.577cm" svg:y1="17.581cm" svg:x2="29.59cm" svg:y2="16.531cm">
            <text:p/>
          </draw:line>
          <draw:line draw:style-name="gr34" draw:text-style-name="P11" draw:layer="layout" svg:x1="29.577cm" svg:y1="15.781cm" svg:x2="29.59cm" svg:y2="14.731cm">
            <text:p/>
          </draw:line>
        </draw:g>
        <draw:frame draw:style-name="gr51" draw:text-style-name="P4" draw:layer="layout" svg:width="0.658cm" svg:height="1.009cm" svg:x="30.264cm" svg:y="20.846cm">
          <draw:text-box>
            <text:p text:style-name="P3"><text:span text:style-name="T1">R</text:span></text:p>
          </draw:text-box>
        </draw:frame>
        <draw:line draw:style-name="gr7" draw:text-style-name="P2" draw:layer="layout" svg:x1="29.638cm" svg:y1="22.343cm" svg:x2="29.24cm" svg:y2="22.159cm">
          <text:p/>
        </draw:line>
        <draw:line draw:style-name="gr7" draw:text-style-name="P2" draw:layer="layout" svg:x1="30.023cm" svg:y1="21.763cm" svg:x2="29.24cm" svg:y2="22.165cm">
          <text:p/>
        </draw:line>
        <draw:line draw:style-name="gr7" draw:text-style-name="P2" draw:layer="layout" svg:x1="30.036cm" svg:y1="20.993cm" svg:x2="29.225cm" svg:y2="20.6cm">
          <text:p/>
        </draw:line>
        <draw:line draw:style-name="gr7" draw:text-style-name="P2" draw:layer="layout" svg:x1="30.042cm" svg:y1="21.782cm" svg:x2="29.228cm" svg:y2="21.395cm">
          <text:p/>
        </draw:line>
        <draw:line draw:style-name="gr7" draw:text-style-name="P2" draw:layer="layout" svg:x1="30.032cm" svg:y1="20.972cm" svg:x2="29.251cm" svg:y2="21.374cm">
          <text:p/>
        </draw:line>
        <draw:line draw:style-name="gr7" draw:text-style-name="P2" draw:layer="layout" svg:x1="30.003cm" svg:y1="20.191cm" svg:x2="29.223cm" svg:y2="20.593cm">
          <text:p/>
        </draw:line>
        <draw:line draw:style-name="gr7" draw:text-style-name="P2" draw:layer="layout" svg:x1="29.963cm" svg:y1="20.201cm" svg:x2="29.565cm" svg:y2="20.011cm">
          <text:p/>
        </draw:line>
        <draw:frame draw:style-name="gr52" draw:text-style-name="P7" draw:layer="layout" svg:width="0.625cm" svg:height="0.584cm" svg:x="30.81cm" svg:y="21.362cm">
          <draw:text-box>
            <text:p text:style-name="P3"><text:span text:style-name="T2">L</text:span></text:p>
          </draw:text-box>
        </draw:frame>
        <draw:line draw:style-name="gr37" draw:text-style-name="P1" draw:layer="layout" svg:x1="29.589cm" svg:y1="17.555cm" svg:x2="29.589cm" svg:y2="20.011cm">
          <text:p/>
        </draw:line>
        <draw:frame draw:style-name="gr51" draw:text-style-name="P4" draw:layer="layout" svg:width="0.658cm" svg:height="1.009cm" svg:x="30.933cm" svg:y="15.674cm">
          <draw:text-box>
            <text:p text:style-name="P3"><text:span text:style-name="T1">C</text:span></text:p>
          </draw:text-box>
        </draw:frame>
        <draw:frame draw:style-name="gr53" draw:text-style-name="P7" draw:layer="layout" svg:width="0.621cm" svg:height="0.583cm" svg:x="31.481cm" svg:y="16.189cm">
          <draw:text-box>
            <text:p text:style-name="P3"><text:span text:style-name="T2">O</text:span></text:p>
          </draw:text-box>
        </draw:frame>
        <draw:line draw:style-name="gr1" draw:text-style-name="P1" draw:layer="layout" svg:x1="20.1cm" svg:y1="12.9cm" svg:x2="20.1cm" svg:y2="15.2cm">
          <text:p/>
        </draw:line>
        <draw:frame draw:style-name="gr54" draw:text-style-name="P9" draw:layer="layout" svg:width="1.6cm" svg:height="1.07cm" svg:x="29.6cm" svg:y="17.83cm">
          <draw:text-box>
            <text:p>out</text:p>
          </draw:text-box>
        </draw:frame>
        <draw:path draw:style-name="gr12" draw:text-style-name="P8" draw:layer="layout" svg:width="0.368cm" svg:height="0.418cm" svg:x="32.7cm" svg:y="18.5cm" svg:viewBox="0 0 369 419" svg:d="M186 0c107 0 183 89 183 207 0 117-76 208-183 208-105 0-186-91-186-208 0-118 81-207 186-207zM0 0zM369 419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9:28:34.904083359</meta:creation-date>
    <dc:date>2021-05-23T11:39:24.384310542</dc:date>
    <meta:editing-duration>PT50M14S</meta:editing-duration>
    <meta:editing-cycles>9</meta:editing-cycles>
    <meta:generator>LibreOffice/6.4.6.2$Linux_X86_64 LibreOffice_project/40$Build-2</meta:generator>
    <meta:document-statistic meta:object-count="202"/>
  </office:meta>
</office:document-meta>
</file>